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Brrrrr" svg:font-family="Brrrr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Brrrrr" fo:font-size="20pt" style:font-size-asian="20pt" style:font-size-complex="20pt"/>
    </style:style>
    <style:style style:name="P2" style:family="paragraph" style:parent-style-name="Beer">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 style:family="text">
      <style:text-properties style:text-position="super 58%" style:font-name="Times New Roman" fo:font-size="12pt" fo:font-style="normal" fo:font-weight="bold" style:font-size-asian="12pt" style:font-style-asian="normal" style:font-weight-asian="bold" style:font-size-complex="12pt" style:font-style-complex="normal" style:font-weight-complex="bold"/>
    </style:style>
    <style:style style:name="T3" style:family="text">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T4" style:family="text">
      <style:text-properties style:text-position="super 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pan text:style-name="T4">th</text:span> Cambridge Winter Ale Festival</text:p>
      <text:p text:style-name="Bar_20_Name"><text:span text:style-name="T1">19</text:span><text:span text:style-name="T2">th</text:span><text:span text:style-name="T3">‒</text:span><text:span text:style-name="T1">21</text:span><text:span text:style-name="T2">st</text:span><text:span text:style-name="T1"> January 2012</text:span></text:p>
      <text:p text:style-name="P2"/>
      <text:p text:style-name="Bar_20_Name">Upstairs Bar</text:p>
      <text:p text:style-name="Brewery">1648</text:p>
      <text:p text:style-name="Brewery_20_Location">East Hoathly E. Sussex</text:p>
      <text:p text:style-name="Beer">Ruby Mild<text:tab/>3.6%</text:p>
      <text:p text:style-name="Beer">Smoked Ale<text:tab/>4.7%</text:p>
      <text:p text:style-name="Tasting_20_Notes">A deep and satisfying smokey flavour. Deeply warming for the long cold winter nights.</text:p>
      <text:p text:style-name="Beer">Winter Warrant<text:tab/>4.8%</text:p>
      <text:p text:style-name="Tasting_20_Notes">Very dark, rich ruby colour. Full bodied, deep intensity of coffee/chocolate/nutty flavours.</text:p>
      <text:p text:style-name="Brewery">Allendale</text:p>
      <text:p text:style-name="Brewery_20_Location">Allendale, Northumberland</text:p>
      <text:p text:style-name="Beer">Winter Dunkel<text:tab/>4.6%</text:p>
      <text:p text:style-name="Tasting_20_Notes">Bohemian style dark lager, complex malt flavour, roasted nut aroma and a smooth fruit finish.</text:p>
      <text:p text:style-name="Brewery">Bartrams</text:p>
      <text:p text:style-name="Brewery_20_Location">Rougham, Suffolk</text:p>
      <text:p text:style-name="Beer">Aquarius<text:tab/>4.2%</text:p>
      <text:p text:style-name="Beer">New Year Daze<text:tab/>5.2%</text:p>
      <text:p text:style-name="Tasting_20_Notes">What better way to see the old year out than with a pint of this deep reddish bitter.</text:p>
      <text:p text:style-name="Beer">Xmas Holly Daze<text:tab/>5.0%</text:p>
      <text:p text:style-name="Tasting_20_Notes">To welcome the old boy in the red suit we have this light powerful ale.</text:p>
      <text:p text:style-name="Brewery">Battledown</text:p>
      <text:p text:style-name="Brewery_20_Location">Cheltenham, Glos</text:p>
      <text:p text:style-name="Beer">Four Kings Ale<text:tab/>7.2%</text:p>
      <text:p text:style-name="Tasting_20_Notes">Strong Ale - A real block-buster of a beer, Hugely complex taste and lots of it. Lots of everything and then some...!</text:p>
      <text:p text:style-name="Beer">Porter<text:tab/>4.5%</text:p>
      <text:p text:style-name="Tasting_20_Notes">Darker in colour, darker in taste, with echoes of the eighteenth century, deep red with a hint of coffee, velvety smooth and rich in malt.</text:p>
      <text:p text:style-name="Brewery">Binghams</text:p>
      <text:p text:style-name="Brewery_20_Location">Ruscombe, Berks</text:p>
      <text:p text:style-name="Beer">Hot Dog Chilli Stout<text:tab/>5.0%</text:p>
      <text:p text:style-name="Beer">Old Ale<text:tab/>4.5%</text:p>
      <text:p text:style-name="Tasting_20_Notes">Dark chestnut, malty, easy drinking ale with hints of chocolate malts.</text:p>
      <text:p text:style-name="Beer">Vanilla Stout<text:tab/>5.0%</text:p>
      <text:p text:style-name="Tasting_20_Notes">This stout is infused with vanilla pods which complement the dark malts to create a smooth drinking, deliciously dark stout.</text:p>
      <text:p text:style-name="Brewery">BlackBar</text:p>
      <text:p text:style-name="Brewery_20_Location">Cambridge, Cambs</text:p>
      <text:p text:style-name="Beer">BlackBar Bitter<text:tab/>3.4%</text:p>
      <text:p text:style-name="Brewery">Blue Monkey</text:p>
      <text:p text:style-name="Brewery_20_Location">Giltbrook, Notts</text:p>
      <text:p text:style-name="Beer">BG Sips<text:tab/>4.0%</text:p>
      <text:p text:style-name="Tasting_20_Notes">A pale and intensely hoppy beer. Enticing tropical fruit aromas, finished with a good level of thirst quenching, almost peppery bitterness.</text:p>
      <text:p text:style-name="Brewery">Bowman Ales</text:p>
      <text:p text:style-name="Brewery_20_Location">Droxford, Hants</text:p>
      <text:p text:style-name="Beer">Nutz<text:tab/>5.0%</text:p>
      <text:p text:style-name="Tasting_20_Notes">Aroma of chestnuts, intriguing chestnut flavours and rather chestnutty in colour. Brewed with organic chestnuts from the farm of Patrice Duplan in the Ardeche region of France.</text:p>
      <text:p text:style-name="Brewery">Bristol Beer Factory</text:p>
      <text:p text:style-name="Brewery_20_Location">Bristol</text:p>
      <text:p text:style-name="Beer">Exhibition<text:tab/>5.2%</text:p>
      <text:p text:style-name="Tasting_20_Notes">Classic, strong, dark English ale. Winter warmer in style. Pale, Crystal and Chocolate malts, English Challenger and Fuggles hops. It is a rich, fruity and estery beer.</text:p>
      <text:p text:style-name="Beer">Southville Hop<text:tab/>6.5%</text:p>
      <text:p text:style-name="Tasting_20_Notes">Pineapple, passion fruit &amp; grapefruit are the dominant features of this beautiful amber ale, that has a big strong malt backbone to balance out all the hops.</text:p>
      <text:p text:style-name="Brewery">Burton Bridge</text:p>
      <text:p text:style-name="Brewery_20_Location">Burton upon Trent, Staffs</text:p>
      <text:p text:style-name="Beer">Bramble Stout<text:tab/>5.0%</text:p>
      <text:p text:style-name="Tasting_20_Notes">Strong chocolatey aroma with a hint of fruit leading to a full-bodied taste with a smooth bitterness.</text:p>
      <text:p text:style-name="Beer">Hearty Ale<text:tab/>5.0%</text:p>
      <text:p text:style-name="Tasting_20_Notes">Fruity with a well balanced aftertaste.</text:p>
      <text:p text:style-name="Beer">Old Expensive<text:tab/>6.5%</text:p>
      <text:p text:style-name="Tasting_20_Notes">Smooth &amp; bitter with a barley wine taste.</text:p>
      <text:p text:style-name="Beer">Top Dog Stout<text:tab/>5.0%</text:p>
      <text:p text:style-name="Tasting_20_Notes">Malty with full-bodied rounded bitterness.</text:p>
      <text:p text:style-name="Brewery">Dark Star</text:p>
      <text:p text:style-name="Brewery_20_Location">Partridge Green, West Sussex</text:p>
      <text:p text:style-name="Beer">American Pale Ale<text:tab/>4.7%</text:p>
      <text:p text:style-name="Tasting_20_Notes">Includes Cascade, Centennial and Chinook hops and a yeast strain specially imported from the USA. The low colour Maris Otter malt provides a perfect light colour and dryness to complement the crisp taste and full aroma of the hops.</text:p>
      <text:p text:style-name="Beer">Hophead<text:tab/>3.8%</text:p>
      <text:p text:style-name="Tasting_20_Notes">An extremely clean-drinking pale golden ale with a strong floral aroma and elderflower notes from the Cascade hops.</text:p>
      <text:p text:style-name="Beer">Milk Stout<text:tab/>4.5%</text:p>
      <text:p text:style-name="Brewery">Downton</text:p>
      <text:p text:style-name="Brewery_20_Location">Downton, Wiltshire</text:p>
      <text:p text:style-name="Beer">Baltic Red<text:tab/>4.2%</text:p>
      <text:p text:style-name="Tasting_20_Notes">This red coloured premium bitter is brewed with Munich malt and 100% Polish hops. The smooth toasted malt flavours are matched by the floral citrus notes of Lublin and Marynka hops.</text:p>
      <text:p text:style-name="Brewery">Elland</text:p>
      <text:p text:style-name="Brewery_20_Location">Elland, W. Yorks</text:p>
      <text:p text:style-name="Beer">1872 Porter<text:tab/>6.5%</text:p>
      <text:p text:style-name="Tasting_20_Notes">Creamy, full-flavoured porter. Rich liquorice flavours with a hint of chocolate from the roast malt. A soft but satisfying aftertaste of bittersweet roast and malt.</text:p>
      <text:p text:style-name="Beer">Goldrush<text:tab/>4.6%</text:p>
      <text:p text:style-name="Tasting_20_Notes">Pale golden coloured, this beer is brewed using a combination of three different malts and one New Zealand hop. It has a considerable floral, herby and spicy aroma with refreshing citrus hop and balanced malt flavours followed by a long full hoppy aftertaste.</text:p>
      <text:p text:style-name="Brewery">Exe Valley</text:p>
      <text:p text:style-name="Brewery_20_Location">Silverton, Devon</text:p>
      <text:p text:style-name="Beer">Winter Glow<text:tab/>6.0%</text:p>
      <text:p text:style-name="Tasting_20_Notes">Dark, strong and warming; a traditional old ale.</text:p>
      <text:p text:style-name="Brewery">Exmoor</text:p>
      <text:p text:style-name="Brewery_20_Location">Wiveliscombe, Somerset</text:p>
      <text:p text:style-name="Beer">Beast<text:tab/>6.6%</text:p>
      <text:p text:style-name="Tasting_20_Notes">Lush rich aromas of toffee, treacle. Mocha coffee, vinous fruit and chocolate give way to more complexity on the palate with rich fruitcake, a hint of rum, more Mocha coffee, an herbal hoppiness, vinous fruit, while the bittersweet finish <text:soft-page-break/>is smooth yet complex, rich but not cloying.</text:p>
      <text:p text:style-name="Brewery">Fellows</text:p>
      <text:p text:style-name="Brewery_20_Location">Cottenham, Cambs</text:p>
      <text:p text:style-name="Beer">Balmy Fellow<text:tab/>6.0%</text:p>
      <text:p text:style-name="Beer">Cambridge Fellow<text:tab/>3.8%</text:p>
      <text:p text:style-name="Tasting_20_Notes">Fantastic session ale with a golden colour and light, clean taste. It has a massive orange fruit aroma from challenger hops, balanced by biscuity malt.</text:p>
      <text:p text:style-name="Brewery">Green Jack</text:p>
      <text:p text:style-name="Brewery_20_Location">Lowestoft, Suffolk</text:p>
      <text:p text:style-name="Beer">Old Cock<text:tab/>4.4%</text:p>
      <text:p text:style-name="Tasting_20_Notes">Rich chestnut brown with fruity flavours and a nutty finish. A real winter warmer!</text:p>
      <text:p text:style-name="Brewery">Hopshackle</text:p>
      <text:p text:style-name="Brewery_20_Location">Market Deeping, Lincs</text:p>
      <text:p text:style-name="Beer">Flinders<text:tab/>4.8%</text:p>
      <text:p text:style-name="Tasting_20_Notes">An amber coloured, well-balanced ale with a background taste of passion fruit. It is made with a single hop from Tasmania (Flinders is the largest island between Tasmania and Australia).</text:p>
      <text:p text:style-name="Beer">Historic Porter<text:tab/>4.8%</text:p>
      <text:p text:style-name="Tasting_20_Notes">A dark beer with deep ruby highlights and an aroma of malt, grain and fruit. The taste is malt, hops, chocolate and liquorice with a bitter finish that fades slowly in the mouth.</text:p>
      <text:p text:style-name="Beer">Marillo<text:tab/>3.8%</text:p>
      <text:p text:style-name="Tasting_20_Notes">A burnished gold coloured beer with a strong aroma of citrus, fruit and malt. The taste is tangy tart fruit with a malty-bitter finish.</text:p>
      <text:p text:style-name="Beer">Smoked Porter<text:tab/>5.2%</text:p>
      <text:p text:style-name="Tasting_20_Notes">A dark beer with deep red highlights and an aroma of malt, grain, fruit and smoke. The taste is malt, hops, chocolate and liquorice with a smoky background.</text:p>
      <text:p text:style-name="Brewery">Lees JW</text:p>
      <text:p text:style-name="Brewery_20_Location">Middleton, Greater Manchester</text:p>
      <text:p text:style-name="Beer">Rising Sun<text:tab/>4.0%</text:p>
      <text:p text:style-name="Tasting_20_Notes">This crisp, citrus ale is brewed with Galena hops for a bittering flavour then Brewer's Gold as the late hop, to give it its crispness.</text:p>
      <text:p text:style-name="Brewery">Lord Conrad's</text:p>
      <text:p text:style-name="Brewery_20_Location">Bar Hill, Cambs</text:p>
      <text:p text:style-name="Beer">Conkerwood<text:tab/>4.0%</text:p>
      <text:p text:style-name="Beer">Gubbins<text:tab/>4.0%</text:p>
      <text:p text:style-name="Tasting_20_Notes">A complex brew with a hint of spice.</text:p>
      <text:p text:style-name="Beer">Pheasant's Rise<text:tab/>5.5%</text:p>
      <text:p text:style-name="Beer">Stubble Burner<text:tab/>5.0%</text:p>
      <text:p text:style-name="Tasting_20_Notes">Strawy nose with a hoppy bite.</text:p>
      <text:p text:style-name="Brewery">Lymestone</text:p>
      <text:p text:style-name="Brewery_20_Location">Stone, Staffs</text:p>
      <text:p text:style-name="Beer">Stone Cold<text:tab/>4.7%</text:p>
      <text:p text:style-name="Tasting_20_Notes">This seasons copper coloured cracker from the Lymestone Brewery. Sacks full of Finest Pale malt, Crystal, Wheat and Oats deliver crisp biscuit flavours with light toast and toffee notes. Sweetness is balanced by spicy, bitter Millennium and Styrian Goldings hops giving pine, lemon and citrus flavours.</text:p>
      <text:p text:style-name="Beer">Stone Cutter<text:tab/>3.7%</text:p>
      <text:p text:style-name="Tasting_20_Notes">A fusion of Maris Otter malts and Pilot and Fuggles hops explode on the palate as biscuit and juicy fruit flavours give way to citrus and berry hops, good hop aroma and hoppy after taste.</text:p>
      <text:p text:style-name="Brewery">Mauldon's</text:p>
      <text:p text:style-name="Brewery_20_Location">Sudbury, Suffolk</text:p>
      <text:p text:style-name="Beer">Black Adder<text:tab/>5.3%</text:p>
      <text:p text:style-name="Tasting_20_Notes">A dark bitter stout. Roast and nut aromas with a fruity balance of hops and dark malt provide an excellent lingering finish.</text:p>
      <text:p text:style-name="Beer">Eatanswill Old<text:tab/>4.0%</text:p>
      <text:p text:style-name="Tasting_20_Notes">Taking its name from the title given to Sudbury by Dickens in Pickwick Papers, this is a winter ale of deep red and brown hue. It has a well balanced fruit and malt plus a slight sweetness on the palate ending in a pleasant roast bitterness.</text:p>
      <text:p text:style-name="Brewery">Milestone</text:p>
      <text:p text:style-name="Brewery_20_Location">Cromwell, Notts</text:p>
      <text:p text:style-name="Beer">Crusader<text:tab/>4.4%</text:p>
      <text:p text:style-name="Tasting_20_Notes">Belgian style Blond Beer with a zesty clean finish.</text:p>
      <text:p text:style-name="Brewery">Milton</text:p>
      <text:p text:style-name="Brewery_20_Location">Cambridge, Cambs</text:p>
      <text:p text:style-name="Beer">Harmonia<text:tab/>5.5%</text:p>
      <text:p text:style-name="Beer">Justinian<text:tab/>3.9%</text:p>
      <text:p text:style-name="Tasting_20_Notes">Crisp pale gold-coloured bitter. Attractive bitter orange flavours persist into a satisfying lasting finish.</text:p>
      <text:p text:style-name="Beer">Minotaur<text:tab/>3.3%</text:p>
      <text:p text:style-name="Tasting_20_Notes">A rich dark mild with bags of character from the lavish use of chocolate malt.</text:p>
      <text:p text:style-name="Brewery">Moonshine</text:p>
      <text:p text:style-name="Brewery_20_Location">Cambridge, Cambs</text:p>
      <text:p text:style-name="Beer">Barton Bitter<text:tab/>4.0%</text:p>
      <text:p text:style-name="Beer">Black Hole Stout<text:tab/>5.0%</text:p>
      <text:p text:style-name="Beer">Incomparable Beauty<text:tab/>6.2%</text:p>
      <text:p text:style-name="Beer">Nightwatch Porter<text:tab/>4.5%</text:p>
      <text:p text:style-name="Beer">Reel Ale<text:tab/>4.2%</text:p>
      <text:p text:style-name="Tasting_20_Notes">Straw coloured beer. Medium bodied, with malt and hops in the aroma. The taste is refreshingly clean with vibrant generous hop finish.</text:p>
      <text:p text:style-name="Beer">Shelford Crier<text:tab/>3.8%</text:p>
      <text:p text:style-name="Tasting_20_Notes">A thirst quenching light bodied amber beer, with a citrus fruit bouquet and taste that continues through to a pleasantly clean and dry finish.</text:p>
      <text:p text:style-name="Beer">Spiritual Matter<text:tab/>3.8%</text:p>
      <text:p text:style-name="Beer">Un-Obtainable Perfection<text:tab/>5.5%</text:p>
      <text:p text:style-name="Brewery">Ole Slewfoot</text:p>
      <text:p text:style-name="Brewery_20_Location">Hainford, Norfolk</text:p>
      <text:p text:style-name="Beer">January 8th Pale Ale<text:tab/>4.2%</text:p>
      <text:p text:style-name="Tasting_20_Notes">Pale amber beer with an aroma of honey followed by ginger and a range of subtle spices on the palate.</text:p>
      <text:p text:style-name="Beer">Orange Blossom Special<text:tab/>4.4%</text:p>
      <text:p text:style-name="Tasting_20_Notes">Fruit filled aroma leading to an initial citrus hit which then bursts into a full mouthful of flavours. Honey comes through and then in contrast the sharp bitterness of orange.</text:p>
      <text:p text:style-name="Brewery">Peerless</text:p>
      <text:p text:style-name="Brewery_20_Location">Birkenhead, Merseyside</text:p>
      <text:p text:style-name="Beer">Full Whack<text:tab/>6.0%</text:p>
      <text:p text:style-name="Tasting_20_Notes">A strong pale ale in which the high level of alcohol is complemented by increased bitterness and the fruity hop finish is derived from a combination of Fuggles and First Gold hops. </text:p>
      <text:p text:style-name="Beer">Storr<text:tab/>4.8%</text:p>
      <text:p text:style-name="Tasting_20_Notes">A pale and hoppy cask pilsner. The name 'Storr' is derived from the old Norse word meaning great or strong. Though Continental in style, Storr gains its fresh citrus hop finish and pleasant malt backbone solely from the use of UK-grown lager malt &amp; Sovereign hedgerow hops.</text:p>
      <text:p text:style-name="Brewery">Pictish</text:p>
      <text:p text:style-name="Brewery_20_Location">Rochdale, Lancs</text:p>
      <text:p text:style-name="Beer">Pictish Porter<text:tab/>4.4%</text:p>
      <text:p text:style-name="Tasting_20_Notes">A marvellously complex black beer. A mellow bitterness and subtle hop aroma balance the robust amber and roast malt flavours.</text:p>
      <text:p text:style-name="Brewery">Pitfield</text:p>
      <text:p text:style-name="Brewery_20_Location">North Weald, Essex</text:p>
      <text:p text:style-name="Beer">30th Anniversary Ale<text:tab/>5.0%</text:p>
      <text:p text:style-name="Tasting_20_Notes">Hoppy brown colour bitter brewed to celebrate Pitfields 30th Anniversary in 2012.</text:p>
      <text:p text:style-name="Brewery"><text:soft-page-break/>Prospect</text:p>
      <text:p text:style-name="Brewery_20_Location">Standish, Lancs</text:p>
      <text:p text:style-name="Beer">Pickaxe<text:tab/>5.0%</text:p>
      <text:p text:style-name="Tasting_20_Notes">A full bodied porter with a rich complex flavours with hints of chocolate.</text:p>
      <text:p text:style-name="Beer">Whatever!<text:tab/>3.8%</text:p>
      <text:p text:style-name="Tasting_20_Notes">A pale intensely hopped beer made with 4 different hop varieties.</text:p>
      <text:p text:style-name="Brewery">Redemption</text:p>
      <text:p text:style-name="Brewery_20_Location">Tottenham, London</text:p>
      <text:p text:style-name="Beer">Big Chief<text:tab/>5.5%</text:p>
      <text:p text:style-name="Tasting_20_Notes">Big hoppy IPA style beer, packed full of Kiwi hops with hints of honey and nectar and plenty of tropical citrus and floral notes.</text:p>
      <text:p text:style-name="Beer">Fellowship Porter<text:tab/>5.1%</text:p>
      <text:p text:style-name="Tasting_20_Notes">Dark brown colour with chocolate, coffee, liquorice and some dry roasted malts flavours complimented with hints of dark fruit. Generous late hopping adds a hint of zest and initially sweetness fades into restrained bitter finish. </text:p>
      <text:p text:style-name="Beer">Urban Dusk<text:tab/>4.6%</text:p>
      <text:p text:style-name="Tasting_20_Notes">Chestnut coloured premium bitter with malts providing coffee aromas and some hazelnut and caramel on the palate while bramling cross hops offer some dark fruit flavours. Citrus notes and an earthy bitterness lasts into the finish.</text:p>
      <text:p text:style-name="Brewery">Royal Tunbridge Wells</text:p>
      <text:p text:style-name="Brewery_20_Location">Royal Tunbridge Wells, Kent</text:p>
      <text:p text:style-name="Beer">Beau<text:tab/>4.8%</text:p>
      <text:p text:style-name="Tasting_20_Notes">This beer has a depth of flavour; coffee, dark chocolate, a hint of liquorice and a nice balance of malty sweetness and hop bitterness.</text:p>
      <text:p text:style-name="Brewery">Son of Sid</text:p>
      <text:p text:style-name="Brewery_20_Location">Little Gransden, Cambs</text:p>
      <text:p text:style-name="Beer">Chequered Past &amp; Present<text:tab/>6.0%</text:p>
      <text:p text:style-name="Beer">Winter Warmer<text:tab/>5.4%</text:p>
      <text:p text:style-name="Brewery">South Hams</text:p>
      <text:p text:style-name="Brewery_20_Location">Stokenham, Devon</text:p>
      <text:p text:style-name="Beer">Knickerdroppa Glory<text:tab/>5.2%</text:p>
      <text:p text:style-name="Tasting_20_Notes">Dark ruby in colour with a delicate mix of fruit and malt. Low in bitterness, this ale is smooth and has loads of body. A lingering fruity aftertaste complements the floral aroma.</text:p>
      <text:p text:style-name="Bar_20_Name">Downstairs Back Bar</text:p>
      <text:p text:style-name="Brewery">Burton Bridge</text:p>
      <text:p text:style-name="Brewery_20_Location">Burton upon Trent, Staffs</text:p>
      <text:p text:style-name="Beer">Thomas Sykes<text:tab/>10.0%</text:p>
      <text:p text:style-name="Tasting_20_Notes">Very warming, winey flavours with a sherry ester aroma.</text:p>
      <text:p text:style-name="Brewery">Downton</text:p>
      <text:p text:style-name="Brewery_20_Location">Downton, Wiltshire</text:p>
      <text:p text:style-name="Beer">Chimera IPA<text:tab/>6.8%</text:p>
      <text:p text:style-name="Tasting_20_Notes">Strong, hoppy and refreshing. Bursting with hoppy resin flavours and citrus, this is an IPA with a bite.</text:p>
      <text:p text:style-name="Brewery">Green Jack</text:p>
      <text:p text:style-name="Brewery_20_Location">Lowestoft, Suffolk</text:p>
      <text:p text:style-name="Beer">Baltic Trader<text:tab/>10.5%</text:p>
      <text:p text:style-name="Tasting_20_Notes">A rich and fruity export stout with plenty of hop character.</text:p>
      <text:p text:style-name="Beer">Ripper<text:tab/>8.5%</text:p>
      <text:p text:style-name="Tasting_20_Notes">Inspired by Belgian tripel ales this multi-awarding winning brew is dangerously drinkable. Rich amber in colour Ripper is sweet and fruity with a warming finish.</text:p>
      <text:p text:style-name="Brewery">Hopshackle</text:p>
      <text:p text:style-name="Brewery_20_Location">Market Deeping, Lincs</text:p>
      <text:p text:style-name="Beer">Resination<text:tab/>7.0%</text:p>
      <text:p text:style-name="Tasting_20_Notes">The aroma and flavour are loaded with hop oils and resins giving intense spice, herbal and citrus notes. This beer is conditioned for at least two months before release to allow flavour development.</text:p>
      <text:p text:style-name="Brewery">Lees JW</text:p>
      <text:p text:style-name="Brewery_20_Location">Middleton, Greater Manchester</text:p>
      <text:p text:style-name="Beer">Moonraker<text:tab/>7.5%</text:p>
      <text:p text:style-name="Brewery">Milton</text:p>
      <text:p text:style-name="Brewery_20_Location">Cambridge, Cambs</text:p>
      <text:p text:style-name="Beer">Mammon<text:tab/>7.0%</text:p>
      <text:p text:style-name="Beer">Marcus Aurelius<text:tab/>7.5%</text:p>
      <text:p text:style-name="Tasting_20_Notes">Imperial Roman Stout - an enormous, luscious and velvety stout. Bursting with dark, roasty flavour with an underlying vanilla richness.</text:p>
      <text:p text:style-name="Brewery">Outstanding</text:p>
      <text:p text:style-name="Brewery_20_Location">Bury, Lancashire</text:p>
      <text:p text:style-name="Beer">Pushing Out<text:tab/>7.4%</text:p>
      <text:p text:style-name="Tasting_20_Notes">A pale golden ale with a very strong distinctive dry, bitter flavour, and a powerful unforgettable hop aroma.</text:p>
      <text:p text:style-name="Brewery">Pitfield</text:p>
      <text:p text:style-name="Brewery_20_Location">North Weald, Essex</text:p>
      <text:p text:style-name="Beer">1792 Imperial Stout<text:tab/>9.3%</text:p>
      <text:p text:style-name="Tasting_20_Notes">A rich, dark brew with flavours of coffee and currants.</text:p>
      <text:p text:style-name="Beer">1837 India Pale Ale<text:tab/>7.0%</text:p>
      <text:p text:style-name="Tasting_20_Notes">This is a true IPA. Strong in alcohol and with lots of hops. It is a light copper coloured beer, with a floral aroma and a lasting peppery bitterness.</text:p>
      <text:p text:style-name="Brewery">Robinsons</text:p>
      <text:p text:style-name="Brewery_20_Location">Stockport, Cheshire</text:p>
      <text:p text:style-name="Beer">Old Tom<text:tab/>8.5%</text:p>
      <text:p text:style-name="Tasting_20_Notes">Booming balance of ripe malt, and peppery hops combine with roasted nut and chocolate flavours with a smokey richness.</text:p>
      <text:p text:style-name="Brewery">Southport</text:p>
      <text:p text:style-name="Brewery_20_Location">Southport, Lancs</text:p>
      <text:p text:style-name="Beer">Old Shrimper<text:tab/>5.5%</text:p>
      <text:p text:style-name="Tasting_20_Notes">Rich, dark &amp; fruity - a real winter warmer.</text:p>
      <text:p text:style-name="Brewery">Summerskills</text:p>
      <text:p text:style-name="Brewery_20_Location">Plymouth, Devon</text:p>
      <text:p text:style-name="Beer">Indiana's Bones<text:tab/>5.6%</text:p>
      <text:p text:style-name="Tasting_20_Notes">A rich dark winter warmer, soft chocolate in the mouth with characteristic Goldings aromas.</text:p>
      <text:p text:style-name="Beer">Whistle Belly Vengence<text:tab/>4.7%</text:p>
      <text:p text:style-name="Tasting_20_Notes">A dark ruby beer full of dark malt character, aromas of rich dark malt and hops, the mouth is dominated with hops, dark malt and liquorice.</text:p>
      <text:p text:style-name="Brewery">Traditional Scottish Ales</text:p>
      <text:p text:style-name="Brewery_20_Location">Throsk, Stirlingshire</text:p>
      <text:p text:style-name="Beer">1488 Whisky Beer<text:tab/>7.0%</text:p>
      <text:p text:style-name="Tasting_20_Notes">This award winner and first ever genuine whisky beer is matured in newly disgorged casks for up to 12 weeks. This provides a glorious rich natural malt whisky colour, a light aroma and a clean fresh whisky aftertaste.</text:p>
      <text:p text:style-name="Beer">Highland Fling<text:tab/>7.0%</text:p>
      <text:p text:style-name="Tasting_20_Notes">A clean fresh flavour and fruity aroma. Not for the faint hearted though!</text:p>
      <text:p text:style-name="Brewery">Triple fff</text:p>
      <text:p text:style-name="Brewery_20_Location">Four Marks, Hants</text:p>
      <text:p text:style-name="Beer">Pressed Rat &amp; Warthog<text:tab/>3.8%</text:p>
      <text:p text:style-name="Tasting_20_Notes">Ruby coloured, roast malt aroma with hints of blackcurrant and plum leads to a soft yet full roast flavour, fruit and malt vying with the rounded hoppy bittersweet finish.</text:p>
      <text:p text:style-name="Brewery"><text:soft-page-break/>Tydd Steam</text:p>
      <text:p text:style-name="Brewery_20_Location">Tydd St. Giles, Cambs</text:p>
      <text:p text:style-name="Beer">Barn Ale<text:tab/>3.9%</text:p>
      <text:p text:style-name="Tasting_20_Notes">Refreshing pale session bitter, with a zesty bitterness and a lingering citrus finish.</text:p>
      <text:p text:style-name="Beer">Dr. Fox Cunning Linctus<text:tab/>4.4%</text:p>
      <text:p text:style-name="Brewery">Wadworth</text:p>
      <text:p text:style-name="Brewery_20_Location">Devizes, Wilts</text:p>
      <text:p text:style-name="Beer">Old Timer<text:tab/>5.8%</text:p>
      <text:p text:style-name="Tasting_20_Notes">Rich copper brown in colour with a strong malty aroma and a full bodied, intense flavour.</text:p>
      <text:p text:style-name="Beer">The Bishops Tipple<text:tab/>5.0%</text:p>
      <text:p text:style-name="Tasting_20_Notes">A golden brew with an intriguing aroma from the delicate Saaz and spicy Styrian Goldings hops. The full flavour is well balanced with hop bitterness giving a clean finish for easy drinking.</text:p>
      <text:p text:style-name="Brewe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Brrrrr" svg:font-family="Brrrr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rewery_20_Location" style:display-name="Brewery Location" style:family="paragraph" style:parent-style-name="Standard" style:class="text" style:master-page-name="">
      <style:paragraph-properties fo:margin-left="0cm" fo:margin-right="0cm" fo:margin-top="0cm" fo:margin-bottom="0.101cm" fo:text-indent="0cm" style:auto-text-indent="false" style:page-number="auto" fo:keep-with-next="always"/>
      <style:text-properties fo:font-size="10pt" fo:font-style="italic"/>
    </style:style>
    <style:style style:name="Brewery" style:family="paragraph" style:parent-style-name="Standard" style:class="text" style:master-page-name="">
      <style:paragraph-properties fo:margin-top="0.199cm" fo:margin-bottom="0cm" fo:text-align="start" style:justify-single-word="false" style:page-number="auto" fo:background-color="transparent" style:shadow="none" fo:keep-with-next="always">
        <style:tab-stops/>
        <style:background-image/>
      </style:paragraph-properties>
      <style:text-properties fo:font-variant="small-caps" style:font-name="Times New Roman" fo:font-size="11pt" fo:font-style="normal" fo:font-weight="bold" style:font-size-asian="14pt" style:font-style-asian="italic" style:font-weight-asian="bold" style:font-size-complex="14pt" style:font-style-complex="italic" style:font-weight-complex="bold"/>
    </style:style>
    <style:style style:name="Beer" style:family="paragraph" style:parent-style-name="Standard" style:class="text" style:master-page-name="">
      <style:paragraph-properties fo:margin-left="0.4cm" fo:margin-right="0cm" fo:text-indent="0cm" style:auto-text-indent="false" style:page-number="auto">
        <style:tab-stops>
          <style:tab-stop style:position="6.001cm" style:type="char" style:char="."/>
        </style:tab-stops>
      </style:paragraph-properties>
      <style:text-properties fo:font-variant="normal" fo:text-transform="none" fo:font-size="10pt" fo:font-weight="normal" style:font-size-asian="10pt" style:font-weight-asian="normal" style:font-size-complex="10pt" style:font-weight-complex="normal"/>
    </style:style>
    <style:style style:name="Bar_20_Name" style:display-name="Bar Name" style:family="paragraph" style:parent-style-name="Standard" style:next-style-name="Beer" style:class="text" style:master-page-name="">
      <style:paragraph-properties fo:margin-top="0.199cm" fo:margin-bottom="0cm" fo:text-align="center" style:justify-single-word="false" fo:orphans="0" style:page-number="auto" fo:background-color="transparent" style:shadow="none" fo:keep-with-next="always">
        <style:tab-stops/>
        <style:background-image/>
      </style:paragraph-properties>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asting_20_Notes" style:display-name="Tasting Notes" style:family="paragraph" style:parent-style-name="Beer">
      <style:paragraph-properties fo:margin-left="0.815cm" fo:margin-right="0cm" fo:text-indent="-0.025cm" style:auto-text-indent="false">
        <style:tab-stops>
          <style:tab-stop style:position="6.001cm" style:type="char" style:char="."/>
        </style:tab-stops>
      </style:paragraph-properties>
      <style:text-properties fo:font-size="9pt" fo:font-style="italic" style:font-size-asian="9pt" style:font-style-asian="italic" style:font-size-complex="9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101cm" fo:margin-bottom="1.101cm" fo:margin-left="1.499cm" fo:margin-right="1.499cm" style:writing-mode="lr-tb" style:footnote-max-height="0cm">
        <style:columns fo:column-count="3" fo:column-gap="0.399cm">
          <style:column style:rel-width="21845*" fo:start-indent="0cm" fo:end-indent="0.199cm"/>
          <style:column style:rel-width="21845*" fo:start-indent="0.199cm" fo:end-indent="0.199cm"/>
          <style:column style:rel-width="21845*" fo:start-indent="0.1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OpenOffice::OODoc Text Template</dc:title>
    <dc:subject>Template for the Perl Open Document Connector</dc:subject>
    <meta:initial-creator>OpenOffice::OODoc Project</meta:initial-creator>
    <meta:creation-date>2008-05-18T20:15:31</meta:creation-date>
    <dc:date>2012-01-18T08:03:24</dc:date>
    <meta:printed-by>Tim Rayner</meta:printed-by>
    <meta:print-date>2010-01-21T14:32:25</meta:print-date>
    <meta:editing-cycles>19</meta:editing-cycles>
    <meta:editing-duration>PT2H36M27S</meta:editing-duration>
    <meta:document-statistic meta:table-count="0" meta:image-count="0" meta:object-count="0" meta:page-count="4" meta:paragraph-count="270" meta:word-count="2132" meta:character-count="12796"/>
    <meta:user-defined meta:name="Info 1"/>
    <meta:user-defined meta:name="Info 2"/>
    <meta:user-defined meta:name="Info 3"/>
    <meta:user-defined meta:name="Info 4"/>
  </office:meta>
</office:document-meta>
</file>